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amrul" svg:font-family="Jamru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>
        <style:tab-stops>
          <style:tab-stop style:position="1.503cm"/>
        </style:tab-stops>
      </style:paragraph-properties>
      <style:text-properties fo:font-size="12pt" fo:font-weight="normal" officeooo:rsid="02dc1d50" style:font-size-asian="12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hp_9FtaYcN54nX2wrXe1d46onTTwQlAJL0QGpc9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amrul" svg:font-family="Jamru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15%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6T09:47:33.621070606</meta:creation-date>
    <dc:date>2022-01-01T18:40:13.640646923</dc:date>
    <meta:editing-duration>P16DT5H14M11S</meta:editing-duration>
    <meta:editing-cycles>60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